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6778e" officeooo:paragraph-rsid="0016778e" style:font-size-asian="14pt" style:font-weight-asian="bold" style:font-size-complex="14pt" style:font-weight-complex="bold"/>
    </style:style>
    <style:style style:name="T1" style:family="text">
      <style:text-properties officeooo:rsid="001578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78d3" style:font-weight-asian="bold" style:font-weight-complex="bold"/>
    </style:style>
    <style:style style:name="T4" style:family="text">
      <style:text-properties officeooo:rsid="001677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periment </text:span><text:s/>N<text:span text:style-name="T1">o</text:span>: <text:span text:style-name="T1">1</text:span></text:p>
      <text:p text:style-name="P2"><text:span text:style-name="T3">Title</text:span><text:span text:style-name="T1"> </text:span>: Installation of AndroidExpt No.</text:p>
      <text:p text:style-name="P2"><text:span text:style-name="T2"/></text:p>
      <text:p text:style-name="P2"><text:span text:style-name="T2">Aim</text:span>: <text:s/>Installation of Android</text:p>
      <text:p text:style-name="P3"/>
      <text:p text:style-name="P2"><text:span text:style-name="T2">Objective: <text:s/></text:span>To study an Android Application (Hello World)</text:p>
      <text:p text:style-name="P2"><text:span text:style-name="T2"/></text:p>
      <text:p text:style-name="P2"><text:span text:style-name="T2">Theory: <text:s/></text:span>A mobile operating system, also referred to as mobile OS, is an operating system that operates a smartphone, tablet, PDA, or other mobile device. Modern mobile operating systems combine the features of a personal computer operating system with other features, including a touchscreen, cellular, Bluetooth, Wi-Fi, GPS mobile navigation, camera, video camera, speech recognition, voice recorder, music player, near field communication and infrared blaster.</text:p>
      <text:p text:style-name="P2">Mobile devices with mobile communications capabilities (e.g. smartphones) contain two mobile</text:p>
      <text:p text:style-name="P2">operating systems - the main user-facing software platform is supplemented by a second low-level</text:p>
      <text:p text:style-name="P2">proprietary real-time operating system which operates the radio and other hardware. Research has</text:p>
      <text:p text:style-name="P2">shown that these low-level systems may contain a range of security vulnerabilities permitting</text:p>
      <text:p text:style-name="P2">malicious base stations to gain high levels of control over the mobile device.</text:p>
      <text:p text:style-name="P2">There are many different types of mobile phoneoperating system, and the speed with which the field</text:p>
      <text:p text:style-name="P2">changes means that the options available at one precise date aren’t necessarily the same choices a</text:p>
      <text:p text:style-name="P2">consumer will have five or ten years later. In general, though, the mobile space is dominated by two</text:p>
      <text:p text:style-name="P2">main categories. Brand-specific systems like BlackBerry® OS, Windows Mobile®, and Apple®’s</text:p>
      <text:p text:style-name="P2">iOS work only on devices made for and owned by the system’s creator, or else on devices that have</text:p>
      <text:p text:style-name="P2">been specifically authorized to run the system. Open source platforms like Symbian and Linux, on</text:p>
      <text:p text:style-name="P2">the other hand, tend to be much freer and more flexible.</text:p>
      <text:p text:style-name="P2">Bada (Samsung Electronics)</text:p>
      <text:p text:style-name="P2">Bada is a proprietary Samsung mobile OS that was first launched in 2010. The Samsung Wave was</text:p>
      <text:p text:style-name="P2">the first smartphone to use this mobile OS. Bada provides mobile features such as multipoint-touch,</text:p>
      <text:p text:style-name="P2">3D graphics and of course, application downloads and installation.</text:p>
      <text:p text:style-name="P2">3. BlackBerry OS (Research In Motion)</text:p>
      <text:p text:style-name="P2">The BlackBerry OS is a proprietary mobile operating system developed by Research In Motion for</text:p>
      <text:p text:style-name="P2"><text:soft-page-break/>use on the company’s popular BlackBerry handheld devices. The BlackBerry platform is popular</text:p>
      <text:p text:style-name="P2">with corporate users as it offers synchronization with Microsoft Exchange, Lotus Domino, Novell</text:p>
      <text:p text:style-name="P2">GroupWise email and other business software, when used with the BlackBerry Enterprise Server.</text:p>
      <text:p text:style-name="P2">4. iPhone OS / iOS (Apple)</text:p>
      <text:p text:style-name="P2">Apple's iPhone OS was originally developed for use on its iPhone devices. Now, the mobile</text:p>
      <text:p text:style-name="P2">operating system is referred to as iOS and is supported on a number of Apple devices including the</text:p>
      <text:p text:style-name="P2">iPhone, iPad, iPad 2 and iPod Touch. The iOS mobile operating system is available only on Apple's</text:p>
      <text:p text:style-name="P2">own manufactured devices as the company does not license the OS for third-party hardware. Apple</text:p>
      <text:p text:style-name="P2">iOS is derived from Apple's Mac OS X operating system.5. MeeGo OS (Nokia and Intel)</text:p>
      <text:p text:style-name="P2">A joint open source mobile operating system which is the result of merging two products based on</text:p>
      <text:p text:style-name="P2">open source technologies: Maemo (Nokia) and Moblin (Intel). MeeGo is a mobile OS designed to</text:p>
      <text:p text:style-name="P2">work on a number of devices including smartphones, netbooks, tablets, in-vehicle information</text:p>
      <text:p text:style-name="P2">systems and various devices using Intel Atom and ARMv7 architectures.</text:p>
      <text:p text:style-name="P2">6. Palm OS (Garnet OS)</text:p>
      <text:p text:style-name="P2">The Palm OS is a proprietary mobile operating system (PDA operating system) that was originally</text:p>
      <text:p text:style-name="P2">released in 1996 on the Pilot 1000 handheld. Newer versions of the Palm OS have added support for</text:p>
      <text:p text:style-name="P2">expansion ports, new processors, external memory cards, improved security and support for ARM</text:p>
      <text:p text:style-name="P2">processors and smartphones. Palm OS 5 was extended to provide support for a broad range of</text:p>
      <text:p text:style-name="P2">screen resolutions, wireless connections and enhanced multimedia capabilities and is called Garnet</text:p>
      <text:p text:style-name="P2">OS.</text:p>
      <text:p text:style-name="P2">7. Symbian OS (Nokia)</text:p>
      <text:p text:style-name="P2">Symbian is a mobile operating system (OS) targeted at mobile phones that offers a high-level of</text:p>
      <text:p text:style-name="P2">integration with communication and personal information management (PIM) functionality.</text:p>
      <text:p text:style-name="P2">Symbian OS combines middleware with wireless communications through an integrated mailbox</text:p>
      <text:p text:style-name="P2">and the integration of Java and PIM functionality (agenda and contacts). Nokia has made the</text:p>
      <text:p text:style-name="P2"><text:soft-page-break/>Symbian platform available under an alternative, open and direct model, to work with some OEMs</text:p>
      <text:p text:style-name="P2">and the small community of platform development collaborators. Nokia does not maintain Symbian</text:p>
      <text:p text:style-name="P2">as an open source development project.</text:p>
      <text:p text:style-name="P2">8. webOS (Palm/HP)</text:p>
      <text:p text:style-name="P2">WebOS is a mobile operating system that runs on the Linuxkernel. WebOS was initially developed</text:p>
      <text:p text:style-name="P2">by Palm as the successor to its Palm OS mobile operating system. It is a proprietary Mobile OS</text:p>
      <text:p text:style-name="P2">which was eventually acquired by HP and now referred to as webOS (lower-case w) in HP</text:p>
      <text:p text:style-name="P2">literature. HP uses webOS in a number of devices including several smartphones and HP</text:p>
      <text:p text:style-name="P2">TouchPads. HP has pushed its webOS into the enterprise mobile market by focusing on improving</text:p>
      <text:p text:style-name="P2">security features and management with the release of webOS 3.x. HP has also announced plans for</text:p>
      <text:p text:style-name="P2">a version of webOS to run within the Microsoft Windows operating system and to be installed on all</text:p>
      <text:p text:style-name="P2">HP desktop and notebook computers in 2012.</text:p>
      <text:p text:style-name="P2">9. Windows Mobile (Windows Phone 7)</text:p>
      <text:p text:style-name="P2">Windows Mobile is Microsoft's mobile operating system used in smartphones and mobile devices –</text:p>
      <text:p text:style-name="P2">with or without touchscreens. The Mobile OS is based on the Windows CE 5.2 kernel. In 2010</text:p>
      <text:p text:style-name="P2">Microsoft announced a new smartphone platform called Windows Phone 7.</text:p>
      <text:p text:style-name="P2">What is Andriod?</text:p>
      <text:p text:style-name="P2">Android is an open source and Linux-based Operating System for mobile devices such as</text:p>
      <text:p text:style-name="P2">smartphones and tablet computers. Android was developed by the Open Handset Alliance, led by</text:p>
      <text:p text:style-name="P2">Google, and other companies.</text:p>
      <text:p text:style-name="P2">Android offers a unified approach to application development for mobile devices which means</text:p>
      <text:p text:style-name="P2">developers need only develop for Android, and their applications should be able to run on differentdevices powered by Android.</text:p>
      <text:p text:style-name="P2">The first beta version of the Android Software Development Kit (SDK) was released by Google in</text:p>
      <text:p text:style-name="P2">2007 where as the first commercial version, Android 1.0, was released in September 2008.</text:p>
      <text:p text:style-name="P2">On June 27, 2012, at the Google I/O conference, Google announced the next Android version, 4.1</text:p>
      <text:p text:style-name="P2">Jelly Bean. Jelly Bean is an incremental update, with the primary aim of improving the user</text:p>
      <text:p text:style-name="P2"><text:soft-page-break/>interface, both in terms of functionality and performance.</text:p>
      <text:p text:style-name="P2">The source code for Android is available under free and open source software licenses. Google</text:p>
      <text:p text:style-name="P2">publishes most of the code under the Apache License version 2.0 and the rest, Linux kernel</text:p>
      <text:p text:style-name="P2">changes, under the GNU General Public License version 2.</text:p>
      <text:p text:style-name="P2">Features of Android</text:p>
      <text:p text:style-name="P2">Android is a powerful operating system competing with Apple 4GS and supports great features.</text:p>
      <text:p text:style-name="P2">Few of them are listed below:</text:p>
      <text:p text:style-name="P2">1. Android OS basic screen provides a beautiful and intuitive user interface.</text:p>
      <text:p text:style-name="P2">2. It provides Connectivity to GSM/EDGE, IDEN, CDMA, EV-DO, UMTS, Bluetooth, Wi-Fi,</text:p>
      <text:p text:style-name="P2">LTE, NFC and WiMAX.</text:p>
      <text:p text:style-name="P2">3. Media supportH.263, H.264, MPEG-4 SP, AMR, AMR-WB, AAC, HE-AAC, AAC 5.1,</text:p>
      <text:p text:style-name="P2">MP3, MIDI, OggVorbis, WAV, JPEG, PNG, GIF, and BMP</text:p>
      <text:p text:style-name="P2">Android Applications</text:p>
      <text:p text:style-name="P2">Android applications are usually developed in the Java language using the Android Software</text:p>
      <text:p text:style-name="P2">Development Kit.Once developed, Android applications can be packaged easily and sold out either</text:p>
      <text:p text:style-name="P2">through a store such as Google Play or the Amazon Appstore.</text:p>
      <text:p text:style-name="P2">Android application can be development on either of the following operating systems:</text:p>
      <text:p text:style-name="P2">1.<text:span text:style-name="T4">Linux </text:span></text:p>
      <text:p text:style-name="P2">2.<text:span text:style-name="T4">Windows</text:span></text:p>
      <text:p text:style-name="P2">3.<text:span text:style-name="T4">Mac</text:span></text:p>
      <text:p text:style-name="P2">Microsoft Windows XP or later version.</text:p>
      <text:p text:style-name="P2">Mac OS X 10.5.8 or later version with Intel chip.</text:p>
      <text:p text:style-name="P2">Linux including GNU C Library 2.7 or later.</text:p>
      <text:p text:style-name="P2">Second point is that all the required tools to develop Android applications are freely available and</text:p>
      <text:p text:style-name="P2">can be downloaded from the Web. Following is the list of software's you will need before you start</text:p>
      <text:p text:style-name="P2">your Android application programming.</text:p>
      <text:p text:style-name="P2">1.</text:p>
      <text:p text:style-name="P2">2.</text:p>
      <text:p text:style-name="P2">3.</text:p>
      <text:p text:style-name="P2">4.</text:p>
      <text:p text:style-name="P2">Java JDK5 or JDK6</text:p>
      <text:p text:style-name="P2">Android SDK</text:p>
      <text:p text:style-name="P2">Eclipse IDE for Java Developers (optional)</text:p>
      <text:p text:style-name="P2">Android Development Tools (ADT) Eclipse Plugin (optional)</text:p>
      <text:p text:style-name="P2">Step 1 - Setup Java Development Kit (JDK)</text:p>
      <text:p text:style-name="P2"><text:soft-page-break/>Step 2 - Setup Android SDK</text:p>
      <text:p text:style-name="P2">Step 3 - Setup Eclipse IDE</text:p>
      <text:p text:style-name="P2">Step 4 - Setup Android Development Tools (ADT) PluginStep 5 - Create Android Virtual Device</text:p>
      <text:p text:style-name="P2">The Main Activity File</text:p>
      <text:p text:style-name="P2">The main activity code is a Java file MainActivity.java. This is the actual application file which</text:p>
      <text:p text:style-name="P2">ultimately gets converted to a Dalvik executable and runs your application. Following is the default</text:p>
      <text:p text:style-name="P2">code generated by the application wizard for Hello World! Application:</text:p>
      <text:p text:style-name="P2"/>
      <text:p text:style-name="P4">Code : </text:p>
      <text:p text:style-name="P2">packagecom.example.helloworld;</text:p>
      <text:p text:style-name="P2">importandroid.os.Bundle;</text:p>
      <text:p text:style-name="P2">importandroid.app.Activity;</text:p>
      <text:p text:style-name="P2">importandroid.view.Menu;</text:p>
      <text:p text:style-name="P2">importandroid.view.MenuItem;</text:p>
      <text:p text:style-name="P2">import android.support.v4.app.NavUtils;</text:p>
      <text:p text:style-name="P2">public class MainActivity extends Activity {</text:p>
      <text:p text:style-name="P2">@Override</text:p>
      <text:p text:style-name="P2">public void onCreate(Bundle savedInstanceState) {</text:p>
      <text:p text:style-name="P2">super.onCreate(savedInstanceState);</text:p>
      <text:p text:style-name="P2">setContentView(R.layout.activity_main);</text:p>
      <text:p text:style-name="P2">}</text:p>
      <text:p text:style-name="P2">@Override</text:p>
      <text:p text:style-name="P2">publicbooleanonCreateOptionsMenu(Menu menu) {</text:p>
      <text:p text:style-name="P2">getMenuInflater().inflate(R.menu.activity_main, menu);</text:p>
      <text:p text:style-name="P2">return true;</text:p>
      <text:p text:style-name="P2">}</text:p>
      <text:p text:style-name="P2">}</text:p>
      <text:p text:style-name="P2">Here, R.layout.activity_main refers to the activity_main.xml file located in the res/layout folder.</text:p>
      <text:p text:style-name="P2">The onCreate() method is one of many methods that are fi red when an activity is loaded.</text:p>
      <text:p text:style-name="P2"/>
      <text:p text:style-name="P3">The Manifest File :<text:line-break/></text:p>
      <text:p text:style-name="P2">Whatever component you develop as a part of your application, you must declare all its components</text:p>
      <text:p text:style-name="P2">in a manifest file called AndroidManifest.xml which ressides at the root of the application projectdirectory. This file works as an interface between Android OS and your application, so if you do not</text:p>
      <text:p text:style-name="P2">declare your component in this file, then it will not be considered by the OS. For example, a default</text:p>
      <text:p text:style-name="P2">manifest file will look like as following file:</text:p>
      <text:p text:style-name="P2"><text:soft-page-break/>&lt;manifest xmlns:android="http://schemas.android.com/apk/res/android"</text:p>
      <text:p text:style-name="P2">package="com.example.helloworld"</text:p>
      <text:p text:style-name="P2">android:versionCode="1"</text:p>
      <text:p text:style-name="P2">android:versionName="1.0" &gt;</text:p>
      <text:p text:style-name="P2">&lt;uses-sdk</text:p>
      <text:p text:style-name="P2">android:minSdkVersion="8"</text:p>
      <text:p text:style-name="P2">android:targetSdkVersion="15" /&gt;</text:p>
      <text:p text:style-name="P2">&lt;application</text:p>
      <text:p text:style-name="P2">android:icon="@drawable/ic_launcher"</text:p>
      <text:p text:style-name="P2">android:label="@string/app_name"</text:p>
      <text:p text:style-name="P2">android:theme="@style/AppTheme" &gt;</text:p>
      <text:p text:style-name="P2">&lt;activity</text:p>
      <text:p text:style-name="P2">android:name=".MainActivity"</text:p>
      <text:p text:style-name="P2">android:label="@string/title_activity_main" &gt;</text:p>
      <text:p text:style-name="P2">&lt;intent-filter&gt;</text:p>
      <text:p text:style-name="P2">&lt;action android:name="android.intent.action.MAIN" /&gt;</text:p>
      <text:p text:style-name="P2">&lt;categoryandroid:name="android.intent.category.LAUNCHER"/&gt;</text:p>
      <text:p text:style-name="P2">&lt;/intent-filter&gt;</text:p>
      <text:p text:style-name="P2">&lt;/activity&gt;</text:p>
      <text:p text:style-name="P2">&lt;/application&gt;</text:p>
      <text:p text:style-name="P2">&lt;/manifest&gt;</text:p>
      <text:p text:style-name="P2"/>
      <text:p text:style-name="P2">Running the Application</text:p>
      <text:p text:style-name="P2">Let's try to run our Hello World! application we just created.</text:p>
      <text:p text:style-name="P2"><text:span text:style-name="T2">Conclusion</text:span> : <text:span text:style-name="T4">We have succesfully installed the Android Studio for further Application Developn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22:50:18.306247022</meta:creation-date>
    <dc:date>2019-11-19T22:55:09.714078097</dc:date>
    <meta:editing-duration>PT4M5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6" meta:paragraph-count="166" meta:word-count="1502" meta:character-count="10116" meta:non-whitespace-character-count="8772"/>
  </office:meta>
</office:document-meta>
</file>